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cm" fo:min-width="7.247cm"/>
    </style:style>
    <style:style style:name="gr2" style:family="graphic" style:parent-style-name="standard">
      <style:graphic-properties draw:textarea-horizontal-align="justify" draw:textarea-vertical-align="middle" draw:auto-grow-height="false" fo:min-height="0.767cm" fo:min-width="2.513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3.183cm"/>
    </style:style>
    <style:style style:name="gr4" style:family="graphic" style:parent-style-name="standard">
      <style:graphic-properties draw:textarea-horizontal-align="justify" draw:textarea-vertical-align="middle" draw:auto-grow-height="false" fo:min-height="0.893cm" fo:min-width="3.056cm"/>
    </style:style>
    <style:style style:name="gr5" style:family="graphic" style:parent-style-name="standard">
      <style:graphic-properties draw:textarea-horizontal-align="justify" draw:textarea-vertical-align="middle" draw:auto-grow-height="false" fo:min-height="1.91cm" fo:min-width="4.072cm"/>
    </style:style>
    <style:style style:name="gr6" style:family="graphic" style:parent-style-name="standard">
      <style:graphic-properties draw:textarea-horizontal-align="justify" draw:textarea-vertical-align="middle" draw:auto-grow-height="false" fo:min-height="0.646cm" fo:min-width="6.25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3.31cm"/>
    </style:style>
    <style:style style:name="gr10" style:family="graphic" style:parent-style-name="standard">
      <style:graphic-properties draw:textarea-horizontal-align="justify" draw:textarea-vertical-align="middle" draw:auto-grow-height="false" fo:min-height="1.274cm" fo:min-width="2.16cm"/>
    </style:style>
    <style:style style:name="gr11" style:family="graphic" style:parent-style-name="standard">
      <style:graphic-properties draw:textarea-horizontal-align="justify" draw:textarea-vertical-align="middle" draw:auto-grow-height="false" fo:min-height="0.646cm" fo:min-width="4.998cm"/>
    </style:style>
    <style:style style:name="gr12" style:family="graphic" style:parent-style-name="standard">
      <style:graphic-properties draw:textarea-horizontal-align="justify" draw:textarea-vertical-align="middle" draw:auto-grow-height="false" fo:min-height="2.671cm" fo:min-width="9.279cm" fo:wrap-option="wrap"/>
    </style:style>
    <style:style style:name="gr13" style:family="graphic" style:parent-style-name="standard">
      <style:graphic-properties draw:textarea-horizontal-align="justify" draw:textarea-vertical-align="middle" draw:auto-grow-height="false" fo:min-height="4.965cm" fo:min-width="9.152cm" fo:wrap-option="wrap"/>
    </style:style>
    <style:style style:name="gr14" style:family="graphic" style:parent-style-name="standard">
      <style:graphic-properties draw:textarea-horizontal-align="justify" draw:textarea-vertical-align="middle" draw:auto-grow-height="false" fo:min-height="0.639cm" fo:min-width="3.871cm"/>
    </style:style>
    <style:style style:name="gr15" style:family="graphic" style:parent-style-name="standard">
      <style:graphic-properties draw:textarea-horizontal-align="justify" draw:textarea-vertical-align="middle" draw:auto-grow-height="false" fo:min-height="0.468cm" fo:min-width="5.228cm"/>
    </style:style>
    <style:style style:name="gr16" style:family="graphic" style:parent-style-name="standard">
      <style:graphic-properties draw:textarea-horizontal-align="justify" draw:textarea-vertical-align="middle" draw:auto-grow-height="false" fo:min-height="1.782cm" fo:min-width="8.517cm"/>
    </style:style>
    <style:style style:name="gr17" style:family="graphic" style:parent-style-name="standard">
      <style:graphic-properties draw:textarea-horizontal-align="justify" draw:textarea-vertical-align="middle" draw:auto-grow-height="false" fo:min-height="1.147cm" fo:min-width="9.787cm"/>
    </style:style>
    <style:style style:name="gr18" style:family="graphic" style:parent-style-name="standard">
      <style:graphic-properties draw:textarea-horizontal-align="justify" draw:textarea-vertical-align="middle" draw:auto-grow-height="false" fo:min-height="0.915cm" fo:min-width="4.312cm"/>
    </style:style>
    <style:style style:name="gr19" style:family="graphic" style:parent-style-name="standard">
      <style:graphic-properties draw:textarea-horizontal-align="justify" draw:textarea-vertical-align="middle" draw:auto-grow-height="false" fo:min-height="5.084cm" fo:min-width="9.66cm"/>
    </style:style>
    <style:style style:name="gr20" style:family="graphic" style:parent-style-name="standard">
      <style:graphic-properties draw:textarea-horizontal-align="justify" draw:textarea-vertical-align="middle" draw:auto-grow-height="false" fo:min-height="0.639cm" fo:min-width="11.338cm"/>
    </style:style>
    <style:style style:name="gr21" style:family="graphic" style:parent-style-name="standard">
      <style:graphic-properties draw:textarea-horizontal-align="justify" draw:textarea-vertical-align="middle" draw:auto-grow-height="false" fo:min-height="2.925cm" fo:min-width="9.914cm"/>
    </style:style>
    <style:style style:name="gr22" style:family="graphic" style:parent-style-name="standard">
      <style:graphic-properties svg:stroke-color="#ffffff" draw:textarea-horizontal-align="justify" draw:textarea-vertical-align="middle" draw:auto-grow-height="false" fo:min-height="3.306cm" fo:min-width="13.089cm"/>
    </style:style>
    <style:style style:name="gr23" style:family="graphic" style:parent-style-name="standard">
      <style:graphic-properties draw:textarea-horizontal-align="justify" draw:textarea-vertical-align="middle" draw:auto-grow-height="false" fo:min-height="0.639cm" fo:min-width="13.216cm"/>
    </style:style>
    <style:style style:name="gr24" style:family="graphic" style:parent-style-name="standard">
      <style:graphic-properties draw:textarea-horizontal-align="justify" draw:textarea-vertical-align="middle" draw:auto-grow-height="false" fo:min-height="0.639cm" fo:min-width="13.278cm"/>
    </style:style>
    <style:style style:name="gr25" style:family="graphic" style:parent-style-name="standard">
      <style:graphic-properties draw:textarea-horizontal-align="justify" draw:textarea-vertical-align="middle" draw:auto-grow-height="false" fo:min-height="0.639cm" fo:min-width="15.691cm"/>
    </style:style>
    <style:style style:name="gr26" style:family="graphic" style:parent-style-name="standard">
      <style:graphic-properties draw:textarea-horizontal-align="justify" draw:textarea-vertical-align="middle" draw:auto-grow-height="false" fo:min-height="0.639cm" fo:min-width="14.486cm"/>
    </style:style>
    <style:style style:name="gr27" style:family="graphic" style:parent-style-name="standard">
      <style:graphic-properties draw:textarea-horizontal-align="justify" draw:textarea-vertical-align="middle" draw:auto-grow-height="false" fo:min-height="0.639cm" fo:min-width="16.707cm"/>
    </style:style>
    <style:style style:name="gr28" style:family="graphic" style:parent-style-name="standard">
      <style:graphic-properties draw:textarea-horizontal-align="justify" draw:textarea-vertical-align="middle" draw:auto-grow-height="false" fo:min-height="0.621cm" fo:min-width="4.58cm"/>
    </style:style>
    <style:style style:name="gr29" style:family="graphic" style:parent-style-name="standard">
      <style:graphic-properties draw:textarea-horizontal-align="justify" draw:textarea-vertical-align="middle" draw:auto-grow-height="false" fo:min-height="0.639cm" fo:min-width="8.444cm"/>
    </style:style>
    <style:style style:name="gr30" style:family="graphic" style:parent-style-name="standard">
      <style:graphic-properties draw:textarea-horizontal-align="justify" draw:textarea-vertical-align="middle" draw:auto-grow-height="false" fo:min-height="0.639cm" fo:min-width="9.66cm"/>
    </style:style>
    <style:style style:name="gr31" style:family="graphic" style:parent-style-name="standard">
      <style:graphic-properties draw:textarea-horizontal-align="justify" draw:textarea-vertical-align="middle" draw:auto-grow-height="false" fo:min-height="0.639cm" fo:min-width="9.914cm"/>
    </style:style>
    <style:style style:name="gr32" style:family="graphic" style:parent-style-name="standard">
      <style:graphic-properties draw:textarea-horizontal-align="justify" draw:textarea-vertical-align="middle" draw:auto-grow-height="false" fo:min-height="0.639cm" fo:min-width="6.739cm"/>
    </style:style>
    <style:style style:name="gr33" style:family="graphic" style:parent-style-name="standard">
      <style:graphic-properties draw:textarea-horizontal-align="justify" draw:textarea-vertical-align="middle" draw:auto-grow-height="false" fo:min-height="0.639cm" fo:min-width="9.533cm"/>
    </style:style>
    <style:style style:name="gr34" style:family="graphic" style:parent-style-name="standard">
      <style:graphic-properties draw:textarea-horizontal-align="justify" draw:textarea-vertical-align="middle" draw:auto-grow-height="false" fo:min-height="0.915cm" fo:min-width="4.425cm"/>
    </style:style>
    <style:style style:name="gr35" style:family="graphic" style:parent-style-name="standard">
      <style:graphic-properties draw:textarea-horizontal-align="justify" draw:textarea-vertical-align="middle" draw:auto-grow-height="false" fo:min-height="0.574cm" fo:min-width="4.834cm"/>
    </style:style>
    <style:style style:name="gr36" style:family="graphic" style:parent-style-name="standard">
      <style:graphic-properties draw:textarea-horizontal-align="justify" draw:textarea-vertical-align="middle" draw:auto-grow-height="false" fo:min-height="3.568cm" fo:min-width="9.152cm" fo:wrap-option="wrap"/>
    </style:style>
    <style:style style:name="gr37" style:family="graphic" style:parent-style-name="standard">
      <style:graphic-properties draw:textarea-horizontal-align="justify" draw:textarea-vertical-align="middle" draw:auto-grow-height="false" fo:min-height="4.33cm" fo:min-width="9.152cm" fo:wrap-option="wrap"/>
    </style:style>
    <style:style style:name="gr38" style:family="graphic" style:parent-style-name="standard">
      <style:graphic-properties draw:textarea-horizontal-align="justify" draw:textarea-vertical-align="middle" draw:auto-grow-height="false" fo:min-height="0.639cm" fo:min-width="4.746cm"/>
    </style:style>
    <style:style style:name="gr39" style:family="graphic" style:parent-style-name="standard">
      <style:graphic-properties draw:textarea-horizontal-align="justify" draw:textarea-vertical-align="middle" draw:auto-grow-height="false" fo:min-height="1.021cm" fo:min-width="4.26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>
        <style:tab-stops/>
      </style:paragraph-properties>
    </style:style>
    <style:style style:name="P6" style:family="paragraph">
      <style:paragraph-properties fo:text-align="start" style:writing-mode="lr-tb">
        <style:tab-stops/>
      </style:paragraph-properties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47cm" svg:height="2.54cm" svg:x="2.27cm" svg:y="10.269cm">
          <text:p text:style-name="P1">All HTTP Request should contain Authorization Header:</text:p>
          <text:p text:style-name="P1"/>
          <text:p text:style-name="P1">Bearer &lt;access_token&gt;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953cm" svg:height="1.016cm" svg:x="1.381cm" svg:y="17.019cm">
          <text:p text:style-name="P1"><text:span text:style-name="T1">HTTPS Reques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3" draw:id="id3" draw:layer="layout" svg:width="3.683cm" svg:height="1.143cm" svg:x="20.758cm" svg:y="16.962cm">
          <text:p text:style-name="P1">/hun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24" draw:id="id24" draw:layer="layout" svg:width="3.556cm" svg:height="1.143cm" svg:x="34.974cm" svg:y="16.935cm">
          <text:p text:style-name="P1">/badg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3.556cm" svg:height="1.143cm" svg:x="19.161cm" svg:y="34.755cm">
          <text:p text:style-name="P1">/admi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2" draw:id="id2" draw:layer="layout" svg:width="9.144cm" svg:height="4.318cm" svg:x="7.731cm" svg:y="15.341cm">
          <text:p text:style-name="P1">User Authorization check</text:p>
          <text:p text:style-name="P1">(Call to Firebase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xml:id="id5" draw:id="id5" draw:layer="layout" svg:width="7.493cm" svg:height="1.27cm" svg:x="8.62cm" svg:y="24.231cm">
          <text:p text:style-name="P1">Return 401 Unauthoriz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5.83cm" svg:y1="17.527cm" svg:x2="7.731cm" svg:y2="17.5cm" draw:start-shape="id1" draw:start-glue-point="9" draw:end-shape="id2" svg:d="M5830 17527h1203v-27h698" svg:viewBox="0 0 1902 28">
          <text:p/>
        </draw:connector>
        <draw:connector draw:style-name="gr7" draw:text-style-name="P3" draw:layer="layout" svg:x1="16.875cm" svg:y1="17.5cm" svg:x2="20.758cm" svg:y2="17.533cm" draw:start-shape="id2" draw:start-glue-point="7" draw:end-shape="id3" svg:d="M16875 17500h1942v33h1941" svg:viewBox="0 0 3884 34">
          <text:p/>
        </draw:connector>
        <draw:connector draw:style-name="gr7" draw:text-style-name="P3" draw:layer="layout" svg:x1="16.875cm" svg:y1="17.5cm" svg:x2="19.161cm" svg:y2="35.327cm" draw:start-shape="id2" draw:start-glue-point="7" draw:end-shape="id4" draw:end-glue-point="5" svg:d="M16875 17500h1144v17827h1142" svg:viewBox="0 0 2287 17828">
          <text:p/>
        </draw:connector>
        <draw:connector draw:style-name="gr8" draw:text-style-name="P3" draw:layer="layout" svg:x1="12.303cm" svg:y1="19.659cm" svg:x2="12.367cm" svg:y2="24.231cm" draw:start-shape="id2" draw:start-glue-point="6" draw:end-shape="id5" draw:end-glue-point="4" svg:d="M12303 19659v2287h64v2285" svg:viewBox="0 0 65 4573">
          <text:p text:style-name="P1">Failure to Authenticate</text:p>
        </draw:connector>
        <draw:custom-shape draw:style-name="gr9" draw:text-style-name="P1" xml:id="id20" draw:id="id20" draw:layer="layout" svg:width="3.81cm" svg:height="0.889cm" svg:x="26.578cm" svg:y="2.208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6" draw:id="id16" draw:layer="layout" svg:width="3.81cm" svg:height="0.889cm" svg:x="26.58cm" svg:y="5.97cm">
          <text:p text:style-name="P1">POST (Ad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8" draw:id="id8" draw:layer="layout" svg:width="3.81cm" svg:height="0.889cm" svg:x="34.782cm" svg:y="32.504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9" draw:id="id9" draw:layer="layout" svg:width="3.81cm" svg:height="0.889cm" svg:x="34.909cm" svg:y="36.187cm">
          <text:p text:style-name="P1">POST (Ad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0" draw:id="id10" draw:layer="layout" svg:width="3.81cm" svg:height="0.889cm" svg:x="34.925cm" svg:y="38.887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11" draw:id="id11" draw:layer="layout" svg:width="3.81cm" svg:height="0.889cm" svg:x="34.909cm" svg:y="41.962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" xml:id="id6" draw:id="id6" draw:layer="layout" svg:width="5.318cm" svg:height="3.048cm" svg:x="25.908cm" svg:y="33.804cm">
          <text:p text:style-name="P1">Admin</text:p>
          <text:p text:style-name="P1">Check</text:p>
          <text:p text:style-name="P1">(on DBase)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1" draw:text-style-name="P1" xml:id="id7" draw:id="id7" draw:layer="layout" svg:width="6.096cm" svg:height="1.27cm" svg:x="25.4cm" svg:y="40.154cm">
          <text:p text:style-name="P1">Return 401 Unauthorize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22.717cm" svg:y1="35.326cm" svg:x2="25.908cm" svg:y2="35.328cm" draw:start-shape="id4" draw:end-shape="id6" svg:d="M22717 35326h1596v2h1595" svg:viewBox="0 0 3192 3">
          <text:p/>
        </draw:connector>
        <draw:connector draw:style-name="gr8" draw:text-style-name="P3" draw:layer="layout" svg:x1="28.567cm" svg:y1="36.852cm" svg:x2="28.448cm" svg:y2="40.154cm" draw:start-shape="id6" draw:start-glue-point="6" draw:end-shape="id7" svg:d="M28567 36852v1652h-119v1650" svg:viewBox="0 0 120 3303">
          <text:p text:style-name="P1">Failure to Authenticate</text:p>
        </draw:connector>
        <draw:connector draw:style-name="gr7" draw:text-style-name="P3" draw:layer="layout" svg:x1="31.226cm" svg:y1="35.328cm" svg:x2="34.782cm" svg:y2="32.948cm" draw:start-shape="id6" draw:end-shape="id8" svg:d="M31226 35328h1779v-2380h1777" svg:viewBox="0 0 3557 2381">
          <text:p/>
        </draw:connector>
        <draw:connector draw:style-name="gr7" draw:text-style-name="P3" draw:layer="layout" svg:x1="31.226cm" svg:y1="35.328cm" svg:x2="34.909cm" svg:y2="36.631cm" draw:start-shape="id6" draw:start-glue-point="1" draw:end-shape="id9" svg:d="M31226 35328h1842v1303h1841" svg:viewBox="0 0 3684 1304">
          <text:p/>
        </draw:connector>
        <draw:connector draw:style-name="gr7" draw:text-style-name="P3" draw:layer="layout" svg:x1="31.226cm" svg:y1="35.328cm" svg:x2="34.925cm" svg:y2="39.331cm" draw:start-shape="id6" draw:end-shape="id10" svg:d="M31226 35328h1850v4003h1849" svg:viewBox="0 0 3700 4004">
          <text:p/>
        </draw:connector>
        <draw:connector draw:style-name="gr7" draw:text-style-name="P3" draw:layer="layout" svg:x1="31.226cm" svg:y1="35.328cm" svg:x2="34.909cm" svg:y2="42.406cm" draw:start-shape="id6" draw:end-shape="id11" svg:d="M31226 35328h1842v7078h1841" svg:viewBox="0 0 3684 7079">
          <text:p/>
        </draw:connector>
        <draw:custom-shape draw:style-name="gr12" draw:text-style-name="P1" draw:layer="layout" svg:width="9.779cm" svg:height="2.921cm" svg:x="70.215cm" svg:y="12.049cm">
          <text:p text:style-name="P1"><text:span text:style-name="T2">Security Check</text:span></text:p>
          <text:p text:style-name="P1"><text:line-break/>Check if the UID from the requestor’s token matches the UID of the resource requested.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9.652cm" svg:height="5.215cm" svg:x="69.707cm" svg:y="29.575cm">
          <text:p text:style-name="P1"><text:span text:style-name="T2">Hunt Approval</text:span></text:p>
          <text:p text:style-name="P4"/>
          <text:p text:style-name="P4">Three Hunt states (See Hunt State Diagram):</text:p>
          <text:list text:style-name="L1">
            <text:list-item>
              <text:p text:style-name="P4">Approved</text:p>
            </text:list-item>
            <text:list-item>
              <text:p text:style-name="P4">Submitted</text:p>
            </text:list-item>
            <text:list-item>
              <text:p text:style-name="P4">Non-approved</text:p>
              <text:p text:style-name="P4"/>
            </text:list-item>
          </text:list>
          <text:p text:style-name="P4">Badges inherit their parent Hunt’s approval state.</text:p>
          <draw:enhanced-geometry svg:viewBox="0 0 21600 21600" draw:type="rectangle" draw:enhanced-path="M 0 0 L 21600 0 21600 21600 0 21600 0 0 Z N"/>
        </draw:custom-shape>
        <draw:custom-shape draw:style-name="gr14" draw:text-style-name="P1" xml:id="id42" draw:id="id42" draw:layer="layout" svg:width="5.715cm" svg:height="0.889cm" svg:x="47.482cm" svg:y="12.089cm">
          <text:p text:style-name="P1">Security Check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15" draw:text-style-name="P1" xml:id="id12" draw:id="id12" draw:layer="layout" svg:width="6.35cm" svg:height="1.016cm" svg:x="41.513cm" svg:y="36.133cm">
          <text:p text:style-name="P1">405 Method Not Allowed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1" xml:id="id14" draw:id="id14" draw:layer="layout" svg:width="9.017cm" svg:height="2.032cm" svg:x="41.775cm" svg:y="38.346cm">
          <text:p text:style-name="P1">(Approve or Deny a Hunt)</text:p>
          <text:p text:style-name="P4">id=number<text:line-break/>status=approve/den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1" xml:id="id15" draw:id="id15" draw:layer="layout" svg:width="10.287cm" svg:height="1.397cm" svg:x="41.84cm" svg:y="41.767cm">
          <text:p text:style-name="P1">(Delete a Hunt and all associated Badges)</text:p>
          <text:p text:style-name="P4">id=numb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8.719cm" svg:y1="36.631cm" svg:x2="41.513cm" svg:y2="36.641cm" draw:start-shape="id9" draw:start-glue-point="7" draw:end-shape="id12" svg:d="M38719 36631h1398v10h1396" svg:viewBox="0 0 2795 11">
          <text:p/>
        </draw:connector>
        <draw:connector draw:style-name="gr7" draw:text-style-name="P3" draw:layer="layout" svg:x1="38.592cm" svg:y1="32.948cm" svg:x2="40.497cm" svg:y2="31.551cm" draw:start-shape="id8" draw:end-shape="id13" draw:end-glue-point="5" svg:d="M38592 32948h953v-1397h952" svg:viewBox="0 0 1906 1398">
          <text:p/>
        </draw:connector>
        <draw:connector draw:style-name="gr7" draw:text-style-name="P3" draw:layer="layout" svg:x1="38.735cm" svg:y1="39.331cm" svg:x2="41.775cm" svg:y2="39.362cm" draw:start-shape="id10" draw:end-shape="id14" svg:d="M38735 39331h1520v31h1520" svg:viewBox="0 0 3041 32">
          <text:p/>
        </draw:connector>
        <draw:connector draw:style-name="gr7" draw:text-style-name="P3" draw:layer="layout" svg:x1="38.719cm" svg:y1="42.406cm" svg:x2="41.84cm" svg:y2="42.465cm" draw:start-shape="id11" draw:end-shape="id15" svg:d="M38719 42406h1561v59h1560" svg:viewBox="0 0 3122 60">
          <text:p/>
        </draw:connector>
        <draw:custom-shape draw:style-name="gr18" draw:text-style-name="P1" xml:id="id51" draw:id="id51" draw:layer="layout" svg:width="5.334cm" svg:height="1.651cm" svg:x="62.722cm" svg:y="2.905cm">
          <text:p text:style-name="P1">List of Resource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9" draw:text-style-name="P6" draw:layer="layout" svg:width="10.16cm" svg:height="5.334cm" svg:x="70.215cm" svg:y="1.635cm">
          <text:p text:style-name="P5"><text:span text:style-name="T2">Notes</text:span></text:p>
          <text:p text:style-name="P5"><text:span text:style-name="T3"/></text:p>
          <text:p text:style-name="P5"><text:span text:style-name="T3">The POST logic will add a Resource using the UID provided in the HTTP request.</text:span></text:p>
          <text:p text:style-name="P5"><text:span text:style-name="T3"/></text:p>
          <text:p text:style-name="P5"><text:span text:style-name="T3"/></text:p>
          <draw:enhanced-geometry svg:viewBox="0 0 21600 21600" draw:type="rectangle" draw:enhanced-path="M 0 0 L 21600 0 21600 21600 0 21600 0 0 Z N"/>
        </draw:custom-shape>
        <draw:custom-shape draw:style-name="gr20" draw:text-style-name="P4" xml:id="id17" draw:id="id17" draw:layer="layout" svg:width="11.838cm" svg:height="0.889cm" svg:x="33.104cm" svg:y="5.981cm">
          <text:p text:style-name="P4">Makes a new Hunt with the passed in values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39cm" svg:y1="6.414cm" svg:x2="33.104cm" svg:y2="6.425cm" draw:start-shape="id16" draw:start-glue-point="7" draw:end-shape="id17" draw:end-glue-point="5" svg:d="M30390 6414h1358v11h1356" svg:viewBox="0 0 2715 12">
          <text:p/>
        </draw:connector>
        <draw:custom-shape draw:style-name="gr21" draw:text-style-name="P1" draw:layer="layout" svg:width="10.414cm" svg:height="3.175cm" svg:x="1.889cm" svg:y="29.192cm">
          <text:p text:style-name="P4"><text:span text:style-name="T2">Database stuff</text:span><text:line-break/><text:line-break/>Badges – 1 to 1<text:line-break/>Hunts – 1 to Many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3.589cm" svg:height="3.556cm" svg:x="1.508cm" svg:y="1.381cm">
          <text:p text:style-name="P1"><text:span text:style-name="T4">API Route Flowchart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xml:id="id13" draw:id="id13" draw:layer="layout" svg:width="13.716cm" svg:height="0.889cm" svg:x="40.497cm" svg:y="31.107cm">
          <text:p text:style-name="P4">&lt;blank&gt; <text:s/><text:tab/><text:tab/>(returns a list of all Hunts that are not approved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4" xml:id="id18" draw:id="id18" draw:layer="layout" svg:width="13.778cm" svg:height="0.889cm" svg:x="40.562cm" svg:y="32.477cm">
          <text:p text:style-name="P4">?id=number<text:tab/><text:tab/>(returns a Hunt and all Badges assoc w/Hun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4" xml:id="id19" draw:id="id19" draw:layer="layout" svg:width="16.191cm" svg:height="0.889cm" svg:x="40.524cm" svg:y="33.901cm">
          <text:p text:style-name="P4">?param=value&amp;param2=value2<text:tab/><text:tab/>(returns a list of Hunts matching the query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8.592cm" svg:y1="32.948cm" svg:x2="40.562cm" svg:y2="32.921cm" draw:start-shape="id8" draw:start-glue-point="7" draw:end-shape="id18" svg:d="M38592 32948h986v-27h984" svg:viewBox="0 0 1971 28">
          <text:p/>
        </draw:connector>
        <draw:connector draw:style-name="gr7" draw:text-style-name="P3" draw:layer="layout" svg:x1="38.592cm" svg:y1="32.948cm" svg:x2="40.524cm" svg:y2="34.345cm" draw:start-shape="id8" draw:start-glue-point="7" draw:end-shape="id19" svg:d="M38592 32948h966v1397h966" svg:viewBox="0 0 1933 1398">
          <text:p/>
        </draw:connector>
        <draw:custom-shape draw:style-name="gr26" draw:text-style-name="P4" xml:id="id21" draw:id="id21" draw:layer="layout" svg:width="14.986cm" svg:height="0.889cm" svg:x="33.004cm" svg:y="1.546cm">
          <text:p text:style-name="P4">&lt;blank&gt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4" xml:id="id22" draw:id="id22" draw:layer="layout" svg:width="17.207cm" svg:height="0.889cm" svg:x="32.942cm" svg:y="3.286cm">
          <text:p text:style-name="P4">?key=value&amp;key2=value2<text:tab/><text:tab/>(returns a list of ‘approved’ Hunts matching the query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30.388cm" svg:y1="2.652cm" svg:x2="33.004cm" svg:y2="1.99cm" draw:start-shape="id20" draw:start-glue-point="7" draw:end-shape="id21" draw:end-glue-point="5" svg:d="M30388 2652h1309v-662h1307" svg:viewBox="0 0 2617 663">
          <text:p/>
        </draw:connector>
        <draw:connector draw:style-name="gr7" draw:text-style-name="P3" draw:layer="layout" svg:x1="30.388cm" svg:y1="2.652cm" svg:x2="32.942cm" svg:y2="3.73cm" draw:start-shape="id20" draw:start-glue-point="7" draw:end-shape="id22" draw:end-glue-point="5" svg:d="M30388 2652h1277v1078h1277" svg:viewBox="0 0 2555 1079">
          <text:p/>
        </draw:connector>
        <draw:custom-shape draw:style-name="gr9" draw:text-style-name="P1" xml:id="id26" draw:id="id26" draw:layer="layout" svg:width="3.81cm" svg:height="0.889cm" svg:x="31.353cm" svg:y="10.914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7" draw:id="id27" draw:layer="layout" svg:width="3.81cm" svg:height="0.889cm" svg:x="31.353cm" svg:y="12.184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28" draw:id="id28" draw:layer="layout" svg:width="3.81cm" svg:height="0.889cm" svg:x="31.353cm" svg:y="13.454cm">
          <text:p text:style-name="P1">PATCH (Submit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3" draw:id="id23" draw:layer="layout" svg:width="3.683cm" svg:height="1.143cm" svg:x="27.162cm" svg:y="16.935cm">
          <text:p text:style-name="P1">/{id}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5" draw:id="id25" draw:layer="layout" svg:width="3.683cm" svg:height="1.143cm" svg:x="44.307cm" svg:y="16.935cm">
          <text:p text:style-name="P1">/{id}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31" draw:id="id31" draw:layer="layout" svg:width="3.81cm" svg:height="0.889cm" svg:x="38.189cm" svg:y="25.593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32" draw:id="id32" draw:layer="layout" svg:width="3.81cm" svg:height="0.889cm" svg:x="38.238cm" svg:y="27.516cm">
          <text:p text:style-name="P1">POST (Add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22.599cm" svg:y1="16.962cm" svg:x2="26.578cm" svg:y2="2.652cm" draw:start-shape="id3" draw:start-glue-point="4" draw:end-shape="id20" draw:end-glue-point="5" svg:d="M22599 16962v-14310h3979" svg:viewBox="0 0 3980 14311">
          <text:p/>
        </draw:connector>
        <draw:connector draw:style-name="gr7" draw:text-style-name="P3" draw:layer="layout" svg:x1="22.599cm" svg:y1="16.962cm" svg:x2="26.58cm" svg:y2="6.414cm" draw:start-shape="id3" draw:start-glue-point="4" draw:end-shape="id16" draw:end-glue-point="5" svg:d="M22599 16962v-10548h3981" svg:viewBox="0 0 3982 10549">
          <text:p/>
        </draw:connector>
        <draw:connector draw:style-name="gr7" draw:text-style-name="P3" draw:layer="layout" svg:x1="24.441cm" svg:y1="17.534cm" svg:x2="27.162cm" svg:y2="17.507cm" draw:start-shape="id3" draw:start-glue-point="7" draw:end-shape="id23" draw:end-glue-point="5" svg:d="M24441 17534h1360v-27h1361" svg:viewBox="0 0 2722 28">
          <text:p/>
        </draw:connector>
        <draw:connector draw:style-name="gr7" draw:text-style-name="P3" draw:layer="layout" svg:x1="30.845cm" svg:y1="17.507cm" svg:x2="34.974cm" svg:y2="17.507cm" draw:start-shape="id23" draw:start-glue-point="7" draw:end-shape="id24" draw:end-glue-point="5" svg:d="M30845 17507h4129" svg:viewBox="0 0 4130 1">
          <text:p/>
        </draw:connector>
        <draw:connector draw:style-name="gr7" draw:text-style-name="P3" draw:layer="layout" svg:x1="38.53cm" svg:y1="17.507cm" svg:x2="44.307cm" svg:y2="17.506cm" draw:start-shape="id24" draw:start-glue-point="7" draw:end-shape="id25" svg:d="M38530 17507h2889v-1h2888" svg:viewBox="0 0 5778 2">
          <text:p/>
        </draw:connector>
        <draw:connector draw:style-name="gr7" draw:text-style-name="P3" draw:layer="layout" svg:x1="29.003cm" svg:y1="16.935cm" svg:x2="31.353cm" svg:y2="11.358cm" draw:start-shape="id23" draw:start-glue-point="4" draw:end-shape="id26" draw:end-glue-point="5" svg:d="M29003 16935v-5577h2350" svg:viewBox="0 0 2351 5578">
          <text:p/>
        </draw:connector>
        <draw:connector draw:style-name="gr7" draw:text-style-name="P3" draw:layer="layout" svg:x1="29.003cm" svg:y1="16.935cm" svg:x2="31.353cm" svg:y2="12.628cm" draw:start-shape="id23" draw:start-glue-point="4" draw:end-shape="id27" draw:end-glue-point="5" svg:d="M29003 16935v-4307h2350" svg:viewBox="0 0 2351 4308">
          <text:p/>
        </draw:connector>
        <draw:connector draw:style-name="gr7" draw:text-style-name="P3" draw:layer="layout" svg:x1="29.003cm" svg:y1="16.935cm" svg:x2="31.353cm" svg:y2="13.898cm" draw:start-shape="id23" draw:start-glue-point="4" draw:end-shape="id28" draw:end-glue-point="5" svg:d="M29003 16935v-3037h2350" svg:viewBox="0 0 2351 3038">
          <text:p/>
        </draw:connector>
        <draw:custom-shape draw:style-name="gr9" draw:text-style-name="P1" xml:id="id29" draw:id="id29" draw:layer="layout" svg:width="3.81cm" svg:height="0.889cm" svg:x="48.117cm" svg:y="20.894cm">
          <text:p text:style-name="P1">PUT (Updat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30" draw:id="id30" draw:layer="layout" svg:width="3.81cm" svg:height="0.889cm" svg:x="48.117cm" svg:y="22.164cm">
          <text:p text:style-name="P1">DELET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46.148cm" svg:y1="18.078cm" svg:x2="48.117cm" svg:y2="21.338cm" draw:start-shape="id25" draw:start-glue-point="6" draw:end-shape="id29" draw:end-glue-point="5" svg:d="M46148 18078v3260h1969" svg:viewBox="0 0 1970 3261">
          <text:p/>
        </draw:connector>
        <draw:connector draw:style-name="gr7" draw:text-style-name="P3" draw:layer="layout" svg:x1="46.148cm" svg:y1="18.078cm" svg:x2="48.117cm" svg:y2="22.608cm" draw:start-shape="id25" draw:start-glue-point="6" draw:end-shape="id30" draw:end-glue-point="5" svg:d="M46148 18078v4530h1969" svg:viewBox="0 0 1970 4531">
          <text:p/>
        </draw:connector>
        <draw:connector draw:style-name="gr7" draw:text-style-name="P3" draw:layer="layout" svg:x1="36.752cm" svg:y1="18.078cm" svg:x2="38.189cm" svg:y2="26.037cm" draw:start-shape="id24" draw:start-glue-point="6" draw:end-shape="id31" draw:end-glue-point="5" svg:d="M36752 18078v7959h1437" svg:viewBox="0 0 1438 7960">
          <text:p/>
        </draw:connector>
        <draw:connector draw:style-name="gr7" draw:text-style-name="P3" draw:layer="layout" svg:x1="36.752cm" svg:y1="18.078cm" svg:x2="38.238cm" svg:y2="27.96cm" draw:start-shape="id24" draw:start-glue-point="6" draw:end-shape="id32" draw:end-glue-point="5" svg:d="M36752 18078v9882h1486" svg:viewBox="0 0 1487 9883">
          <text:p/>
        </draw:connector>
        <draw:custom-shape draw:style-name="gr28" draw:text-style-name="P4" xml:id="id40" draw:id="id40" draw:layer="layout" svg:width="5.08cm" svg:height="0.871cm" svg:x="45.069cm" svg:y="25.603cm">
          <text:p text:style-name="P4">Returns list of badges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4" xml:id="id41" draw:id="id41" draw:layer="layout" svg:width="8.944cm" svg:height="0.889cm" svg:x="45.069cm" svg:y="27.519cm">
          <text:p text:style-name="P4">Adds a badge to the Hu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4" xml:id="id38" draw:id="id38" draw:layer="layout" svg:width="10.16cm" svg:height="0.889cm" svg:x="53.324cm" svg:y="20.894cm">
          <text:p text:style-name="P4">Updates a badge, if Hunt is non-approv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4" xml:id="id39" draw:id="id39" draw:layer="layout" svg:width="10.414cm" svg:height="0.889cm" svg:x="53.313cm" svg:y="22.164cm">
          <text:p text:style-name="P4">Deletes a specified badge, if Hunt is non-approv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4" xml:id="id35" draw:id="id35" draw:layer="layout" svg:width="7.239cm" svg:height="0.889cm" svg:x="37.049cm" svg:y="10.814cm">
          <text:p text:style-name="P4">Updates a ‘non-approved’ Hu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4" xml:id="id37" draw:id="id37" draw:layer="layout" svg:width="7.239cm" svg:height="0.889cm" svg:x="36.995cm" svg:y="13.454cm">
          <text:p text:style-name="P4">Submits a ‘non-approved’ Hu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4" xml:id="id36" draw:id="id36" draw:layer="layout" svg:width="7.239cm" svg:height="0.889cm" svg:x="36.995cm" svg:y="12.057cm">
          <text:p text:style-name="P4">Deletes a Hunt of any st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xml:id="id33" draw:id="id33" draw:layer="layout" svg:width="3.81cm" svg:height="0.889cm" svg:x="31.353cm" svg:y="9.468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4" xml:id="id34" draw:id="id34" draw:layer="layout" svg:width="10.033cm" svg:height="0.889cm" svg:x="37.068cm" svg:y="9.368cm">
          <text:p text:style-name="P4">Retrieves a single Hunt and all assoc. Badg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29.003cm" svg:y1="16.935cm" svg:x2="31.353cm" svg:y2="9.912cm" draw:start-shape="id23" draw:start-glue-point="4" draw:end-shape="id33" draw:end-glue-point="5" svg:d="M29003 16935v-7023h2350" svg:viewBox="0 0 2351 7024">
          <text:p/>
        </draw:connector>
        <draw:connector draw:style-name="gr7" draw:text-style-name="P3" draw:layer="layout" svg:x1="35.163cm" svg:y1="9.912cm" svg:x2="37.068cm" svg:y2="9.812cm" draw:start-shape="id33" draw:start-glue-point="7" draw:end-shape="id34" svg:d="M35163 9912h953v-100h952" svg:viewBox="0 0 1906 101">
          <text:p/>
        </draw:connector>
        <draw:connector draw:style-name="gr7" draw:text-style-name="P3" draw:layer="layout" svg:x1="35.163cm" svg:y1="11.358cm" svg:x2="37.049cm" svg:y2="11.258cm" draw:start-shape="id26" draw:start-glue-point="7" draw:end-shape="id35" draw:end-glue-point="5" svg:d="M35163 11358h943v-100h943" svg:viewBox="0 0 1887 101">
          <text:p/>
        </draw:connector>
        <draw:connector draw:style-name="gr7" draw:text-style-name="P3" draw:layer="layout" svg:x1="35.163cm" svg:y1="12.628cm" svg:x2="36.995cm" svg:y2="12.501cm" draw:start-shape="id27" draw:start-glue-point="7" draw:end-shape="id36" svg:d="M35163 12628h916v-127h916" svg:viewBox="0 0 1833 128">
          <text:p/>
        </draw:connector>
        <draw:connector draw:style-name="gr7" draw:text-style-name="P3" draw:layer="layout" svg:x1="35.163cm" svg:y1="13.898cm" svg:x2="36.995cm" svg:y2="13.898cm" draw:start-shape="id28" draw:start-glue-point="7" draw:end-shape="id37" draw:end-glue-point="5" svg:d="M35163 13898h1832" svg:viewBox="0 0 1833 1">
          <text:p/>
        </draw:connector>
        <draw:connector draw:style-name="gr7" draw:text-style-name="P3" draw:layer="layout" svg:x1="51.927cm" svg:y1="21.338cm" svg:x2="53.324cm" svg:y2="21.338cm" draw:start-shape="id29" draw:start-glue-point="7" draw:end-shape="id38" draw:end-glue-point="5" svg:d="M51927 21338h1397" svg:viewBox="0 0 1398 1">
          <text:p/>
        </draw:connector>
        <draw:connector draw:style-name="gr7" draw:text-style-name="P3" draw:layer="layout" svg:x1="51.927cm" svg:y1="22.608cm" svg:x2="53.313cm" svg:y2="22.608cm" draw:start-shape="id30" draw:start-glue-point="7" draw:end-shape="id39" svg:d="M51927 22608h1386" svg:viewBox="0 0 1387 1">
          <text:p/>
        </draw:connector>
        <draw:connector draw:style-name="gr7" draw:text-style-name="P3" draw:layer="layout" svg:x1="41.999cm" svg:y1="26.037cm" svg:x2="45.069cm" svg:y2="26.038cm" draw:start-shape="id31" draw:start-glue-point="7" draw:end-shape="id40" svg:d="M41999 26037h1536v1h1534" svg:viewBox="0 0 3071 2">
          <text:p/>
        </draw:connector>
        <draw:connector draw:style-name="gr7" draw:text-style-name="P3" draw:layer="layout" svg:x1="42.048cm" svg:y1="27.96cm" svg:x2="45.069cm" svg:y2="27.963cm" draw:start-shape="id32" draw:start-glue-point="7" draw:end-shape="id41" svg:d="M42048 27960h1511v3h1510" svg:viewBox="0 0 3022 4">
          <text:p/>
        </draw:connector>
        <draw:connector draw:style-name="gr7" draw:text-style-name="P3" draw:layer="layout" svg:x1="44.288cm" svg:y1="11.258cm" svg:x2="47.482cm" svg:y2="12.533cm" draw:start-shape="id35" draw:start-glue-point="7" draw:end-shape="id42" svg:d="M44288 11258h1597v1275h1597" svg:viewBox="0 0 3195 1276">
          <text:p/>
        </draw:connector>
        <draw:connector draw:style-name="gr7" draw:text-style-name="P3" draw:layer="layout" svg:x1="44.234cm" svg:y1="12.501cm" svg:x2="47.482cm" svg:y2="12.533cm" draw:start-shape="id36" draw:start-glue-point="7" draw:end-shape="id42" draw:end-glue-point="3" svg:d="M44234 12501h1624v32h1624" svg:viewBox="0 0 3249 33">
          <text:p/>
        </draw:connector>
        <draw:connector draw:style-name="gr7" draw:text-style-name="P3" draw:layer="layout" svg:x1="44.234cm" svg:y1="13.898cm" svg:x2="47.482cm" svg:y2="12.533cm" draw:start-shape="id37" draw:start-glue-point="7" draw:end-shape="id42" svg:d="M44234 13898h1624v-1365h1624" svg:viewBox="0 0 3249 1366">
          <text:p/>
        </draw:connector>
        <draw:connector draw:style-name="gr7" draw:text-style-name="P3" draw:layer="layout" svg:x1="47.99cm" svg:y1="1.99cm" svg:x2="53.945cm" svg:y2="3.711cm" draw:start-shape="id21" draw:start-glue-point="7" draw:end-shape="id43" draw:end-glue-point="3" svg:d="M47990 1990h2978v1721h2977" svg:viewBox="0 0 5956 1722">
          <text:p/>
        </draw:connector>
        <draw:connector draw:style-name="gr7" draw:text-style-name="P3" draw:layer="layout" svg:x1="50.149cm" svg:y1="3.73cm" svg:x2="53.945cm" svg:y2="3.711cm" draw:start-shape="id22" draw:start-glue-point="7" draw:end-shape="id43" svg:d="M50149 3730h1898v-19h1898" svg:viewBox="0 0 3797 20">
          <text:p/>
        </draw:connector>
        <draw:custom-shape draw:style-name="gr34" draw:text-style-name="P1" xml:id="id52" draw:id="id52" draw:layer="layout" svg:width="5.461cm" svg:height="1.651cm" svg:x="62.214cm" svg:y="9.002cm">
          <text:p text:style-name="P1">Resource Objec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8" draw:text-style-name="P1" xml:id="id54" draw:id="id54" draw:layer="layout" svg:width="5.334cm" svg:height="1.651cm" svg:x="63.122cm" svg:y="25.205cm">
          <text:p text:style-name="P1">List of Resources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47.101cm" svg:y1="9.812cm" svg:x2="50.149cm" svg:y2="9.817cm" draw:start-shape="id34" draw:start-glue-point="7" draw:end-shape="id44" draw:end-glue-point="3" svg:d="M47101 9812h1524v5h1524" svg:viewBox="0 0 3049 6">
          <text:p/>
        </draw:connector>
        <draw:connector draw:style-name="gr7" draw:text-style-name="P3" draw:layer="layout" svg:x1="50.149cm" svg:y1="26.039cm" svg:x2="53.07cm" svg:y2="26.028cm" draw:start-shape="id40" draw:start-glue-point="7" draw:end-shape="id45" svg:d="M50149 26039h1461v-11h1460" svg:viewBox="0 0 2922 12">
          <text:p/>
        </draw:connector>
        <draw:custom-shape draw:style-name="gr9" draw:text-style-name="P1" xml:id="id46" draw:id="id46" draw:layer="layout" svg:width="3.81cm" svg:height="0.889cm" svg:x="48.117cm" svg:y="19.48cm">
          <text:p text:style-name="P1">G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4" xml:id="id47" draw:id="id47" draw:layer="layout" svg:width="5.334cm" svg:height="0.824cm" svg:x="54.467cm" svg:y="18.21cm">
          <text:p text:style-name="P4">Returns a single badge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3" draw:layer="layout" svg:x1="51.927cm" svg:y1="19.924cm" svg:x2="54.467cm" svg:y2="18.622cm" draw:start-shape="id46" draw:start-glue-point="7" draw:end-shape="id47" draw:end-glue-point="5" svg:d="M51927 19924h1271v-1302h1269" svg:viewBox="0 0 2541 1303">
          <text:p/>
        </draw:connector>
        <draw:custom-shape draw:style-name="gr14" draw:text-style-name="P1" xml:id="id48" draw:id="id48" draw:layer="layout" svg:width="5.715cm" svg:height="0.889cm" svg:x="66.706cm" svg:y="21.385cm">
          <text:p text:style-name="P1">Security Check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3" draw:layer="layout" svg:x1="63.484cm" svg:y1="21.338cm" svg:x2="66.706cm" svg:y2="21.829cm" draw:start-shape="id38" draw:start-glue-point="7" draw:end-shape="id48" draw:end-glue-point="3" svg:d="M63484 21338h1611v491h1611" svg:viewBox="0 0 3223 492">
          <text:p/>
        </draw:connector>
        <draw:connector draw:style-name="gr7" draw:text-style-name="P3" draw:layer="layout" svg:x1="63.727cm" svg:y1="22.608cm" svg:x2="66.706cm" svg:y2="21.829cm" draw:start-shape="id39" draw:start-glue-point="7" draw:end-shape="id48" draw:end-glue-point="3" svg:d="M63727 22608h1490v-779h1489" svg:viewBox="0 0 2980 780">
          <text:p/>
        </draw:connector>
        <draw:custom-shape draw:style-name="gr34" draw:text-style-name="P1" xml:id="id53" draw:id="id53" draw:layer="layout" svg:width="5.461cm" svg:height="1.651cm" svg:x="69.326cm" svg:y="17.79cm">
          <text:p text:style-name="P1">Resource Objec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3" draw:layer="layout" svg:x1="59.801cm" svg:y1="18.622cm" svg:x2="61.452cm" svg:y2="18.626cm" draw:start-shape="id47" draw:start-glue-point="7" draw:end-shape="id49" draw:end-glue-point="3" svg:d="M59801 18622h826v4h825" svg:viewBox="0 0 1652 5">
          <text:p/>
        </draw:connector>
        <draw:custom-shape draw:style-name="gr14" draw:text-style-name="P1" xml:id="id50" draw:id="id50" draw:layer="layout" svg:width="5.715cm" svg:height="0.889cm" svg:x="56.626cm" svg:y="27.521cm">
          <text:p text:style-name="P1">Security Check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3" draw:layer="layout" svg:x1="54.013cm" svg:y1="27.963cm" svg:x2="56.626cm" svg:y2="27.965cm" draw:start-shape="id41" draw:start-glue-point="7" draw:end-shape="id50" svg:d="M54013 27963h1307v2h1306" svg:viewBox="0 0 2614 3">
          <text:p/>
        </draw:connector>
        <draw:connector draw:style-name="gr7" draw:text-style-name="P3" draw:layer="layout" svg:x1="46.148cm" svg:y1="18.078cm" svg:x2="48.117cm" svg:y2="19.924cm" draw:start-shape="id25" draw:start-glue-point="6" draw:end-shape="id46" draw:end-glue-point="5" svg:d="M46148 18078v1846h1969" svg:viewBox="0 0 1970 1847">
          <text:p/>
        </draw:connector>
        <draw:custom-shape draw:style-name="gr36" draw:text-style-name="P1" draw:layer="layout" svg:width="9.652cm" svg:height="3.818cm" svg:x="69.707cm" svg:y="35.171cm">
          <text:p text:style-name="P1"><text:span text:style-name="T2">Approval Check <text:s/>- List of Resources</text:span></text:p>
          <text:p text:style-name="P4"/>
          <text:list text:style-name="L2">
            <text:list-item>
              <text:p text:style-name="P4">If the ‘currentuser’ header is set, return list of resources owned by current user (regardless of approval status).</text:p>
            </text:list-item>
          </text:list>
          <text:list text:style-name="L3">
            <text:list-item>
              <text:p text:style-name="P4">Else, only return ‘approved’ resources.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9.652cm" svg:height="4.58cm" svg:x="69.707cm" svg:y="39.616cm">
          <text:p text:style-name="P1"><text:span text:style-name="T2">Approval Check - Resource Object</text:span></text:p>
          <text:p text:style-name="P4"/>
          <text:list text:style-name="L2">
            <text:list-item>
              <text:p text:style-name="P4">If the requested resource is ‘approved’, return the object.</text:p>
            </text:list-item>
            <text:list-item>
              <text:p text:style-name="P4">Else, if the uid from the token is the same uid as the object, return.</text:p>
            </text:list-item>
            <text:list-item>
              <text:p text:style-name="P4">If those two first conditions aren’t met, return a 401 status code.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1" xml:id="id43" draw:id="id43" draw:layer="layout" svg:width="6.858cm" svg:height="0.889cm" svg:x="53.945cm" svg:y="3.267cm">
          <text:p text:style-name="P1">Approval Check - List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3" draw:layer="layout" svg:x1="60.803cm" svg:y1="3.711cm" svg:x2="62.722cm" svg:y2="3.73cm" draw:start-shape="id43" draw:start-glue-point="1" draw:end-shape="id51" svg:d="M60803 3711h960v19h959" svg:viewBox="0 0 1920 20">
          <text:p/>
        </draw:connector>
        <draw:custom-shape draw:style-name="gr39" draw:text-style-name="P1" xml:id="id44" draw:id="id44" draw:layer="layout" svg:width="6.223cm" svg:height="1.27cm" svg:x="50.149cm" svg:y="9.182cm">
          <text:p text:style-name="P1">Approval Check – Resource Object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3" draw:layer="layout" svg:x1="56.372cm" svg:y1="9.817cm" svg:x2="62.214cm" svg:y2="9.827cm" draw:start-shape="id44" draw:start-glue-point="1" draw:end-shape="id52" svg:d="M56372 9817h2921v10h2921" svg:viewBox="0 0 5843 11">
          <text:p/>
        </draw:connector>
        <draw:custom-shape draw:style-name="gr39" draw:text-style-name="P1" xml:id="id49" draw:id="id49" draw:layer="layout" svg:width="6.223cm" svg:height="1.27cm" svg:x="61.452cm" svg:y="17.991cm">
          <text:p text:style-name="P1">Approval Check – Resource Object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3" draw:layer="layout" svg:x1="67.675cm" svg:y1="18.626cm" svg:x2="69.326cm" svg:y2="18.616cm" draw:start-shape="id49" draw:start-glue-point="1" draw:end-shape="id53" draw:end-glue-point="5" svg:d="M67675 18626h825v-10h826" svg:viewBox="0 0 1652 11">
          <text:p/>
        </draw:connector>
        <draw:custom-shape draw:style-name="gr38" draw:text-style-name="P1" xml:id="id45" draw:id="id45" draw:layer="layout" svg:width="6.858cm" svg:height="0.889cm" svg:x="53.07cm" svg:y="25.584cm">
          <text:p text:style-name="P1">Approval Check - List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3" draw:layer="layout" svg:x1="59.928cm" svg:y1="26.028cm" svg:x2="63.122cm" svg:y2="26.031cm" draw:start-shape="id45" draw:start-glue-point="1" draw:end-shape="id54" draw:end-glue-point="5" svg:d="M59928 26028h1598v3h1596" svg:viewBox="0 0 3195 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1.28cm" fo:page-height="45.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9T16:13:40.235088539</meta:creation-date>
    <dc:date>2018-04-27T15:08:24.679881158</dc:date>
    <meta:editing-duration>PT5H36M</meta:editing-duration>
    <meta:editing-cycles>36</meta:editing-cycles>
    <meta:generator>LibreOffice/5.4.6.2$Linux_X86_64 LibreOffice_project/40m0$Build-2</meta:generator>
    <meta:document-statistic meta:object-count="119"/>
  </office:meta>
</office:document-meta>
</file>